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5" style:family="paragraph" style:parent-style-name="Standard"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font-style="normal" style:font-style-asian="normal" style:font-style-complex="normal"/>
    </style:style>
    <style:style style:name="T19" style:family="text">
      <style:text-properties style:text-position="sub 58%" style:font-name="Times New Roman1" fo:font-style="italic" style:font-style-asian="italic" style:font-style-complex="italic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font-style="normal" style:font-style-asian="normal" style:font-style-complex="normal"/>
    </style:style>
    <style:style style:name="T26" style:family="text">
      <style:text-properties style:font-name="Times New Roman" fo:background-color="transparent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8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0"><text:span text:style-name="T27">Type: BDKG-</text:span><text:span text:style-name="T28">2</text:span><text:span text:style-name="T27">3/1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2">/</text:span><text:span text:style-name="T11">N</text:span><text:span text:style-name="T32">:_ </text:span><text:span text:style-name="T33">$allSerial</text:span></text:p>
      <text:p text:style-name="P4"/>
      <text:p text:style-name="P3">Measurement limits: </text:p>
      <text:p text:style-name="P4">BDKG-23/1: γ 0.1 µSv/h – 100 Sv/h;</text:p>
      <text:p text:style-name="P9"/>
      <text:p text:style-name="P3">Measurement error: </text:p>
      <text:p text:style-name="P13">BDKG-23/1: ±20%</text:p>
      <text:p text:style-name="P11"/>
      <text:p text:style-name="P3">Operating conditions:</text:p>
      <text:p text:style-name="P28"><text:span text:style-name="T10">Air temperature<text:tab/></text:span><text:span text:style-name="T29"><text:tab/><text:tab/><text:tab/>+</text:span><text:span text:style-name="T10">$temp</text:span><text:span text:style-name="T29"> °</text:span><text:span text:style-name="T10">C</text:span></text:p>
      <text:p text:style-name="P28"><text:span text:style-name="T10">Atmospheric pressure<text:tab/><text:tab/><text:tab/>98,5 kPa</text:span></text:p>
      <text:p text:style-name="P28"><text:span text:style-name="T10">Relative humidity<text:tab/><text:tab/></text:span><text:span text:style-name="T10"><text:tab/><text:tab/>$vlag %</text:span></text:p>
      <text:p text:style-name="P29">Gamma radiation background<text:tab/><text:tab/>$bground <text:s/>nSv/h</text:p>
      <text:p text:style-name="Standard"><text:span text:style-name="Знак_20_примечания"/></text:p>
      <text:p text:style-name="P19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8">BDKG-23/1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1">Dose rate at check point <text:span text:style-name="T15">Ḣ</text:span><text:span text:style-name="T21">oi</text:span><text:span text:style-name="T30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2">Distan-ce to source, </text:p>
            <text:p text:style-name="P33">R, сm</text:p>
          </table:table-cell>
          <table:table-cell table:style-name="t1.B2" table:number-columns-spanned="5" office:value-type="string">
            <text:p text:style-name="P2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2"><text:span text:style-name="T34">Relative gamma radiation dose rate measure-ment</text:span> error</text:p>
            <text:p text:style-name="P36"><text:span text:style-name="T15">θ</text:span><text:span text:style-name="T22">пр</text:span><text:span text:style-name="T21">i</text:span>, %</text:p>
          </table:table-cell>
          <table:table-cell table:style-name="t1.B2" table:number-rows-spanned="3" office:value-type="string">
            <text:p text:style-name="P34">Confidence limit of the intrinsic <text:s/>relative error <text:span text:style-name="T35">Δ</text:span><text:span text:style-name="T21">i</text:span>, % during calibration</text:p>
          </table:table-cell>
          <table:table-cell table:style-name="t1.K2" table:number-rows-spanned="3" office:value-type="string">
            <text:p text:style-name="P30">Limits of intrinsic relative error, </text:p>
            <text:p text:style-name="P30">% </text:p>
            <text:p text:style-name="P30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.D3" table:number-columns-spanned="3" office:value-type="string">
            <text:p text:style-name="P24"><text:span text:style-name="T8">Measured value</text:span> <text:span text:style-name="T15">Ḣ</text:span><text:span text:style-name="T14">*</text:span><text:span text:style-name="T17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4"><text:span text:style-name="T8">Average value</text:span>, <text:span text:style-name="T9">H</text:span><text:span text:style-name="T17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15">H</text:span><text:span text:style-name="T16">1</text:span></text:p>
          </table:table-cell>
          <table:table-cell table:style-name="t1.D3" office:value-type="string">
            <text:p text:style-name="P24"><text:span text:style-name="T9">H</text:span><text:span text:style-name="T16">2</text:span></text:p>
          </table:table-cell>
          <table:table-cell table:style-name="t1.D3" office:value-type="string">
            <text:p text:style-name="P24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6">0,7 µSv/h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9" office:value-type="string">
            <text:p text:style-name="P26">±20</text:p>
          </table:table-cell>
        </table:table-row>
        <table:table-row>
          <table:table-cell table:style-name="t1.A5" office:value-type="string">
            <text:p text:style-name="P26">7 µSv/h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>
          <table:table-cell table:style-name="t1.A5" office:value-type="string">
            <text:p text:style-name="P26">70 µSv/h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>
          <table:table-cell table:style-name="t1.A5" office:value-type="string">
            <text:p text:style-name="P26">0,7 mSv/h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>
          <table:table-cell table:style-name="t1.A5" office:value-type="string">
            <text:p text:style-name="P26">7,0 mSv/h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>
          <table:table-cell table:style-name="t1.A5" office:value-type="string">
            <text:p text:style-name="P26">70 mSv/h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23">0,7</text:span> Sv/h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>
          <table:table-cell table:style-name="t1.A5" office:value-type="string">
            <text:p text:style-name="P26">7 Sv/h</text:p>
          </table:table-cell>
          <table:table-cell table:style-name="t1.B5" office:value-type="string">
            <text:p text:style-name="P27">$1-37</text:p>
          </table:table-cell>
          <table:table-cell table:style-name="t1.B5" office:value-type="string">
            <text:p text:style-name="P27">$1-47</text:p>
          </table:table-cell>
          <table:table-cell table:style-name="t1.B5" office:value-type="string">
            <text:p text:style-name="P27">$1-57</text:p>
          </table:table-cell>
          <table:table-cell table:style-name="t1.B5" office:value-type="string">
            <text:p text:style-name="P27">$1-67</text:p>
          </table:table-cell>
          <table:table-cell table:style-name="t1.B5" office:value-type="string">
            <text:p text:style-name="P27">$1-77</text:p>
          </table:table-cell>
          <table:table-cell table:style-name="t1.B5" office:value-type="string">
            <text:p text:style-name="P27">$1-87</text:p>
          </table:table-cell>
          <table:table-cell table:style-name="t1.B5" office:value-type="string">
            <text:p text:style-name="P27">$1-07</text:p>
          </table:table-cell>
          <table:table-cell table:style-name="t1.B5" office:value-type="string">
            <text:p text:style-name="P27">$1-17</text:p>
          </table:table-cell>
          <table:table-cell table:style-name="t1.B5" office:value-type="string">
            <text:p text:style-name="P27">$1-27</text:p>
          </table:table-cell>
          <table:covered-table-cell/>
        </table:table-row>
        <table:table-row>
          <table:table-cell table:style-name="t1.A13" office:value-type="string">
            <text:p text:style-name="P26"><text:span text:style-name="T8">40</text:span> Sv/h</text:p>
          </table:table-cell>
          <table:table-cell table:style-name="t1.B13" office:value-type="string">
            <text:p text:style-name="P27">$1-3<text:span text:style-name="T8">8</text:span></text:p>
          </table:table-cell>
          <table:table-cell table:style-name="t1.B13" office:value-type="string">
            <text:p text:style-name="P27">$1-4<text:span text:style-name="T8">8</text:span></text:p>
          </table:table-cell>
          <table:table-cell table:style-name="t1.B13" office:value-type="string">
            <text:p text:style-name="P27">$1-5<text:span text:style-name="T8">8</text:span></text:p>
          </table:table-cell>
          <table:table-cell table:style-name="t1.B13" office:value-type="string">
            <text:p text:style-name="P27">$1-6<text:span text:style-name="T8">8</text:span></text:p>
          </table:table-cell>
          <table:table-cell table:style-name="t1.B13" office:value-type="string">
            <text:p text:style-name="P27">$1-7<text:span text:style-name="T8">8</text:span></text:p>
          </table:table-cell>
          <table:table-cell table:style-name="t1.B13" office:value-type="string">
            <text:p text:style-name="P27">$1-8<text:span text:style-name="T8">8</text:span></text:p>
          </table:table-cell>
          <table:table-cell table:style-name="t1.B13" office:value-type="string">
            <text:p text:style-name="P27">$1-0<text:span text:style-name="T8">8</text:span></text:p>
          </table:table-cell>
          <table:table-cell table:style-name="t1.B13" office:value-type="string">
            <text:p text:style-name="P27">$1-1<text:span text:style-name="T8">8</text:span></text:p>
          </table:table-cell>
          <table:table-cell table:style-name="t1.B13" office:value-type="string">
            <text:p text:style-name="P27">$1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62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41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32:47.20</dc:date>
    <meta:print-date>2019-04-03T15:18:00</meta:print-date>
    <meta:editing-cycles>144</meta:editing-cycles>
    <meta:editing-duration>PT10H32M14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18" meta:character-count="1394"/>
  </office:meta>
</office:document-meta>
</file>